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2.84pt"/>
    </style:style>
    <style:style style:name="co2" style:family="table-column">
      <style:table-column-properties fo:break-before="auto" style:column-width="346.11pt"/>
    </style:style>
    <style:style style:name="co3" style:family="table-column">
      <style:table-column-properties fo:break-before="auto" style:column-width="330.21pt"/>
    </style:style>
    <style:style style:name="co4" style:family="table-column">
      <style:table-column-properties fo:break-before="auto" style:column-width="267.45pt"/>
    </style:style>
    <style:style style:name="co5" style:family="table-column">
      <style:table-column-properties fo:break-before="auto" style:column-width="238.9pt"/>
    </style:style>
    <style:style style:name="co6" style:family="table-column">
      <style:table-column-properties fo:break-before="auto" style:column-width="100.01pt"/>
    </style:style>
    <style:style style:name="co7" style:family="table-column">
      <style:table-column-properties fo:break-before="auto" style:column-width="115.91pt"/>
    </style:style>
    <style:style style:name="co8" style:family="table-column">
      <style:table-column-properties fo:break-before="auto" style:column-width="269.86pt"/>
    </style:style>
    <style:style style:name="co9" style:family="table-column">
      <style:table-column-properties fo:break-before="auto" style:column-width="101.59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OpenCart_20_Bugs">
      <style:table-properties table:display="true" style:writing-mode="lr-tb"/>
    </style:style>
    <style:style style:name="ce1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4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6" style:family="table-cell" style:parent-style-name="Default">
      <style:table-cell-properties fo:background-color="#ffe59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8" style:family="table-cell" style:parent-style-name="Default">
      <style:table-cell-properties fo:background-color="#1e4e7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enCart Bu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4" office:value-type="string" calcext:value-type="string">
            <text:p>Description/Summary</text:p>
          </table:table-cell>
          <table:table-cell table:style-name="ce8" office:value-type="string" calcext:value-type="string">
            <text:p>Steps to Reproduce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Severity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Screenshot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791537171" xlink:type="simple">B3</text:a></text:p>
          </table:table-cell>
          <table:table-cell table:style-name="ce5" office:value-type="string" calcext:value-type="string">
            <text:p>Thank you for registering' email is not received to the registered email address after registering an account</text:p>
          </table:table-cell>
          <table:table-cell table:style-name="ce5" office:value-type="string" calcext:value-type="string">
            <text:p>1. Open the Application URL </text:p>
            <text:p>2. Click on 'My Account' dropmenu</text:p>
            <text:p>3. Select 'Register' option</text:p>
            <text:p>4. Enter the new User valid details into the 'Register Account' page </text:p>
            <text:p>5. Select the 'Privacy Policy' checkbox option</text:p>
            <text:p>6. Click on 'Continue' button </text:p>
            <text:p/>
          </table:table-cell>
          <table:table-cell table:style-name="ce5" office:value-type="string" calcext:value-type="string">
            <text:p>User Account should be created and an email with the subject 'Thank you for registering' should be received by the registered email address.</text:p>
          </table:table-cell>
          <table:table-cell table:style-name="ce5" office:value-type="string" calcext:value-type="string">
            <text:p>User Account is getting created, but the email with subject 'Thank you for registering' is not received to the registered email address.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297349646" xlink:type="simple">B3</text:a></text:p>
          </table:table-cell>
          <table:table-cell table:style-name="ce5" office:value-type="string" calcext:value-type="string">
            <text:p>User is able to register an account by providing an invalid phone number</text:p>
          </table:table-cell>
          <table:table-cell table:style-name="ce5" office:value-type="string" calcext:value-type="string">
            <text:p>1. Open the Application URL</text:p>
            <text:p>2. Click on 'My Account' dropmenu</text:p>
            <text:p>3. Select 'Register' option</text:p>
            <text:p>4. Enter valid details into the fields displayed on the 'Register Account' page</text:p>
            <text:p>5. Enter invalid phone number say abcde into the 'Telephone' field</text:p>
            <text:p>6. Select 'Privacy Policy' checkbox field</text:p>
            <text:p>7. Click on 'Continue' button</text:p>
            <text:p/>
          </table:table-cell>
          <table:table-cell table:style-name="ce5" office:value-type="string" calcext:value-type="string">
            <text:p>Warning message should be displayed informing the Users about the invalid phone number</text:p>
          </table:table-cell>
          <table:table-cell table:style-name="ce5" office:value-type="string" calcext:value-type="string">
            <text:p>Warning message is not getting displayed, instead User account is getting created with invalid phone number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279160818" xlink:type="simple">B4</text:a></text:p>
          </table:table-cell>
          <table:table-cell table:style-name="ce5" office:value-type="string" calcext:value-type="string">
            <text:p>Privacy Policy' Checkbox field in 'Register Account' page is not marked with red colour * symbol</text:p>
          </table:table-cell>
          <table:table-cell table:style-name="ce5" office:value-type="string" calcext:value-type="string">
            <text:p>1. Open the Application URL in any browser</text:p>
            <text:p>2. Click on 'My Account' Dropmenu </text:p>
            <text:p>3. Select 'Register' option</text:p>
            <text:p>4. Check the 'Privacy Policy' checkbox field in the displayed 'Register Account' page</text:p>
            <text:p/>
          </table:table-cell>
          <table:table-cell table:style-name="ce5" office:value-type="string" calcext:value-type="string">
            <text:p>Privacy Policy' check box field should be marked with red colour * symbol</text:p>
          </table:table-cell>
          <table:table-cell table:style-name="ce5" office:value-type="string" calcext:value-type="string">
            <text:p>Privacy Policy' check box field is mandatory but not marked with red colour * symbol.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2(Low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322310168" xlink:type="simple">B5</text:a></text:p>
          </table:table-cell>
          <table:table-cell table:style-name="ce5" office:value-type="string" calcext:value-type="string">
            <text:p>Telephone' field in 'Register Account' page is accepting the spaces and not showing warning message</text:p>
          </table:table-cell>
          <table:table-cell table:style-name="ce5" office:value-type="string" calcext:value-type="string">
            <text:p>1. Open the Application URL in any browser</text:p>
            <text:p>2. Click on 'My Account' dropmenu</text:p>
            <text:p>3. Selection 'Register' option</text:p>
            <text:p>4. Enter spaces into all the mandatory fields including 'Telephone' field</text:p>
            <text:p>5. Select the 'Privacy Policy' checkbox field</text:p>
            <text:p>6. Click on 'Continue' button</text:p>
            <text:p/>
          </table:table-cell>
          <table:table-cell table:style-name="ce5" office:value-type="string" calcext:value-type="string">
            <text:p>Warning message informing the User to enter the Telephone field should be displayed</text:p>
          </table:table-cell>
          <table:table-cell table:style-name="ce5" office:value-type="string" calcext:value-type="string">
            <text:p>Telephone field is accepting the spaces and no field level warning message is displayed for this field.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575332546" xlink:type="simple">B6</text:a></text:p>
          </table:table-cell>
          <table:table-cell table:style-name="ce5" office:value-type="string" calcext:value-type="string">
            <text:p>Password' and 'Password Confirm' fields in 'Register Account' page are accepting simple passwords</text:p>
          </table:table-cell>
          <table:table-cell table:style-name="ce5" office:value-type="string" calcext:value-type="string">
            <text:p>1. Open the Application URL in any browser</text:p>
            <text:p>2. Click on 'My Account' dropmenu</text:p>
            <text:p>3. Select 'Register' option</text:p>
            <text:p>4. Enter details into all the mandatory fields</text:p>
            <text:p>5. Enter simple password say 'abcd' into the 'Password' and 'Password Confirm' fields</text:p>
            <text:p>6. Select 'Privacy Policy' checkbox field</text:p>
            <text:p>7. Click on 'Continue' button</text:p>
            <text:p/>
          </table:table-cell>
          <table:table-cell table:style-name="ce5" office:value-type="string" calcext:value-type="string">
            <text:p>Warning message informing the User to enter a password matching the complexity standards should be displayed</text:p>
          </table:table-cell>
          <table:table-cell table:style-name="ce5" office:value-type="string" calcext:value-type="string">
            <text:p>Simple password got accepted and there is no warning message regarding the complexity standards of the Password.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274544643" xlink:type="simple">B7</text:a></text:p>
          </table:table-cell>
          <table:table-cell table:style-name="ce5" office:value-type="string" calcext:value-type="string">
            <text:p>Leading and Trailing spaces are accepted by the text fields in the 'Register Account' page</text:p>
          </table:table-cell>
          <table:table-cell table:style-name="ce5" office:value-type="string" calcext:value-type="string">
            <text:p>1. Open the Application URL in any browser</text:p>
            <text:p>2. Click on 'My Account' dropmenu</text:p>
            <text:p>3. Select 'Register' option</text:p>
            <text:p>4. Enter leading and trailing spaces to the text fields in the 'Register Account' page</text:p>
            <text:p>5. Select 'Privacy Policy' checkbox field</text:p>
            <text:p>6. Click on 'Continue' button</text:p>
            <text:p/>
          </table:table-cell>
          <table:table-cell table:style-name="ce5" office:value-type="string" calcext:value-type="string">
            <text:p>Leading and Trailing spaces should not be accepted by the text fields in the 'Register Account' page</text:p>
          </table:table-cell>
          <table:table-cell table:style-name="ce5" office:value-type="string" calcext:value-type="string">
            <text:p>Leading and Trailing spaces are accepted by the text fields in the 'Register Account' page and account is getting created.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2139322293" xlink:type="simple">B8</text:a></text:p>
          </table:table-cell>
          <table:table-cell table:style-name="ce5" office:value-type="string" calcext:value-type="string">
            <text:p>User is getting logged out on clicking Browser back button</text:p>
          </table:table-cell>
          <table:table-cell table:style-name="ce5" office:value-type="string" calcext:value-type="string">
            <text:p>1. Open Application URL in any browser</text:p>
            <text:p>2. Click on 'My Account' dropmenu</text:p>
            <text:p>3. Select 'Login' option</text:p>
            <text:p>4. Enter valid email address into 'E-Mail Address' field and valid password into 'Password' field </text:p>
            <text:p>5. Click on 'Login' button</text:p>
            <text:p>6. Click on browser back button two times </text:p>
            <text:p/>
          </table:table-cell>
          <table:table-cell table:style-name="ce5" office:value-type="string" calcext:value-type="string">
            <text:p>User should not get logged out</text:p>
          </table:table-cell>
          <table:table-cell table:style-name="ce5" office:value-type="string" calcext:value-type="string">
            <text:p>User is getting logged out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200700239" xlink:type="simple">B9</text:a></text:p>
          </table:table-cell>
          <table:table-cell table:style-name="ce5" office:value-type="string" calcext:value-type="string">
            <text:p>User is getting logged in automatically on browsing back immediately after logout</text:p>
          </table:table-cell>
          <table:table-cell table:style-name="ce5" office:value-type="string" calcext:value-type="string">
            <text:p>1. Login to the Application</text:p>
            <text:p>2. Click on 'My Account' dropmenu</text:p>
            <text:p>3. Select 'Logout' option</text:p>
            <text:p>4. Click on browser back button </text:p>
            <text:p/>
          </table:table-cell>
          <table:table-cell table:style-name="ce5" office:value-type="string" calcext:value-type="string">
            <text:p>User should not get logged in automatically</text:p>
          </table:table-cell>
          <table:table-cell table:style-name="ce5" office:value-type="string" calcext:value-type="string">
            <text:p>User is getting logged in automatically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877973948" xlink:type="simple">B10</text:a></text:p>
          </table:table-cell>
          <table:table-cell table:style-name="ce5" office:value-type="string" calcext:value-type="string">
            <text:p>User is getting logged in automatically on browsing back immediately after logout</text:p>
          </table:table-cell>
          <table:table-cell table:style-name="ce5" office:value-type="string" calcext:value-type="string">
            <text:p>1. Open Application URL in any browser</text:p>
            <text:p>2. Click on 'My Account' dropmenu</text:p>
            <text:p>3. Select 'Login' option</text:p>
            <text:p>4. Enter password into the 'Password' field on the 'Login' page</text:p>
            <text:p>5. Click on 'Login' button</text:p>
            <text:p>6. Inspect the 'Password' text field </text:p>
            <text:p/>
          </table:table-cell>
          <table:table-cell table:style-name="ce5" office:value-type="string" calcext:value-type="string">
            <text:p>Password should not be visible in the Page Source code </text:p>
          </table:table-cell>
          <table:table-cell table:style-name="ce5" office:value-type="string" calcext:value-type="string">
            <text:p>Password is getting displayed in the Page Source code as shown in the attached screenshot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047400174" xlink:type="simple">B11</text:a></text:p>
          </table:table-cell>
          <table:table-cell table:style-name="ce5" office:value-type="string" calcext:value-type="string">
            <text:p>User is not automatically getting logged out of the Application after 30 minutes of inactivity</text:p>
          </table:table-cell>
          <table:table-cell table:style-name="ce5" office:value-type="string" calcext:value-type="string">
            <text:p>1. Login to the Application with valid credentials</text:p>
            <text:p>2. Don't perform any action for next 30 minutes</text:p>
            <text:p>3. Try to perform any action after the above 30 minutes like Search a product etc.</text:p>
            <text:p/>
          </table:table-cell>
          <table:table-cell table:style-name="ce5" office:value-type="string" calcext:value-type="string">
            <text:p>User should get automatically logged out</text:p>
          </table:table-cell>
          <table:table-cell table:style-name="ce5" office:value-type="string" calcext:value-type="string">
            <text:p>User is not getting logged out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2(Low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386403148" xlink:type="simple">B12</text:a></text:p>
          </table:table-cell>
          <table:table-cell table:style-name="ce5" office:value-type="string" calcext:value-type="string">
            <text:p>User is not getting logged out in one browser, when logged out in another browser</text:p>
          </table:table-cell>
          <table:table-cell table:style-name="ce5" office:value-type="string" calcext:value-type="string">
            <text:p>1. Login to the Application with same credentials in Chrome and Firefox Browser</text:p>
            <text:p>2. Logout in Chrome browser</text:p>
            <text:p>3. Check performing any action in Firefox browser</text:p>
            <text:p/>
          </table:table-cell>
          <table:table-cell table:style-name="ce5" office:value-type="string" calcext:value-type="string">
            <text:p>User should also get logged out in Firefox browser</text:p>
          </table:table-cell>
          <table:table-cell table:style-name="ce5" office:value-type="string" calcext:value-type="string">
            <text:p>User is not getting logged out automatically in Firefox browser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2(Low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533931134" xlink:type="simple">B13</text:a></text:p>
          </table:table-cell>
          <table:table-cell table:style-name="ce5" office:value-type="string" calcext:value-type="string">
            <text:p>Email address is not getting carry forwarded from the 'Login' page to 'Forgot Your Password' page</text:p>
          </table:table-cell>
          <table:table-cell table:style-name="ce5" office:value-type="string" calcext:value-type="string">
            <text:p>1. Open Application URL</text:p>
            <text:p>2. Click on 'My Account' dropmenu</text:p>
            <text:p>3. Select 'Login' option</text:p>
            <text:p>4. Enter email address into the 'E-Mail Address' text field </text:p>
            <text:p>5. Click on 'Forgotten Password' link</text:p>
            <text:p/>
          </table:table-cell>
          <table:table-cell table:style-name="ce5" office:value-type="string" calcext:value-type="string">
            <text:p>Email address given in Login page should get carry forwarded to 'Forgot Your Password' page</text:p>
          </table:table-cell>
          <table:table-cell table:style-name="ce5" office:value-type="string" calcext:value-type="string">
            <text:p>Email address given in Login page is not getting carry forwarded to 'Forgot Your Password' page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688878594" xlink:type="simple">B14</text:a></text:p>
          </table:table-cell>
          <table:table-cell table:style-name="ce5" office:value-type="string" calcext:value-type="string">
            <text:p>Using tab keyboard key is not highlighting the 'Search in subcategories' checkbox field</text:p>
          </table:table-cell>
          <table:table-cell table:style-name="ce5" office:value-type="string" calcext:value-type="string">
            <text:p>1. Open Application URL</text:p>
            <text:p>2. Click on 'Search' icon without entering any product name</text:p>
            <text:p>3. In the displayed 'Search' page, continuously press 'Tab' keyboard key</text:p>
            <text:p/>
          </table:table-cell>
          <table:table-cell table:style-name="ce5" office:value-type="string" calcext:value-type="string">
            <text:p>All the options on the 'Search' page should get highlighted/focused.</text:p>
          </table:table-cell>
          <table:table-cell table:style-name="ce5" office:value-type="string" calcext:value-type="string">
            <text:p>Search in subcategories' checkbox field is not highlighted or focused.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2(Low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658256439" xlink:type="simple">B15</text:a></text:p>
          </table:table-cell>
          <table:table-cell table:style-name="ce5" office:value-type="string" calcext:value-type="string">
            <text:p>Negative, Null and Zero values are accepted by the Qty field in Product Display Pages</text:p>
          </table:table-cell>
          <table:table-cell table:style-name="ce5" office:value-type="string" calcext:value-type="string">
            <text:p>1. Open Application URL</text:p>
            <text:p>2. Enter any Product Name say 'iMac' into the Search box field </text:p>
            <text:p>3. Click on the button having Search icon</text:p>
            <text:p>4. Click the Product displayed in the Search results </text:p>
            <text:p>5. Change the quantity to Negative or Blank or Zero in the Qty field of Product Display Page</text:p>
            <text:p>6. Click on 'Add to Cart' button</text:p>
            <text:p/>
          </table:table-cell>
          <table:table-cell table:style-name="ce5" office:value-type="string" calcext:value-type="string">
            <text:p>Warning message informing the User to enter a positive quantity into the Qty field should be displayed</text:p>
          </table:table-cell>
          <table:table-cell table:style-name="ce5" office:value-type="string" calcext:value-type="string">
            <text:p>Success message with text - Success: You have added Product to your shopping cart! is getting displayed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0(High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270148396" xlink:type="simple">B16</text:a></text:p>
          </table:table-cell>
          <table:table-cell table:style-name="ce5" office:value-type="string" calcext:value-type="string">
            <text:p>Warning message informing the User to provide positive quantity is not getting displayed on updating the quantity with negative, zero or blank in the 'Shopping Cart' page</text:p>
          </table:table-cell>
          <table:table-cell table:style-name="ce5" office:value-type="string" calcext:value-type="string">
            <text:p>1. Open Application URL</text:p>
            <text:p>2. Enter any Product say 'iMac' in the Search box field</text:p>
            <text:p>3. Click on 'Search' icon button</text:p>
            <text:p>4. Click on 'Add to Cart' button on the product displayed in the Search Results page</text:p>
            <text:p>5. Click on 'Shopping Cart' header option</text:p>
            <text:p>6. Enter -5 into the Quantity field</text:p>
            <text:p>7. Click on 'Update' icon option</text:p>
            <text:p/>
          </table:table-cell>
          <table:table-cell table:style-name="ce5" office:value-type="string" calcext:value-type="string">
            <text:p>Warning message informing the User to provide the positive quantity should be displayed</text:p>
          </table:table-cell>
          <table:table-cell table:style-name="ce5" office:value-type="string" calcext:value-type="string">
            <text:p>No warning message is getting displayed, instead 'Your shopping cart is empty!' is getting displayed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431666897" xlink:type="simple">B17</text:a></text:p>
          </table:table-cell>
          <table:table-cell table:style-name="ce5" office:value-type="string" calcext:value-type="string">
            <text:p>$8 is displayed instead of $5 in the displayed 'Estimate Shipping &amp; Taxes' dialog</text:p>
          </table:table-cell>
          <table:table-cell table:style-name="ce5" office:value-type="string" calcext:value-type="string">
            <text:p>1. Open any Application URL</text:p>
            <text:p>2. Navigate to Shopping Cart page after adding a Product to Cart</text:p>
            <text:p>3. Click on 'Estimate Shipping &amp; Taxes' dialog</text:p>
            <text:p>4. Enter Country say 'United States' into the 'Country' text field</text:p>
            <text:p>5. Enter Region/State say 'California' into the 'Region/State' text field</text:p>
            <text:p>6. Click on 'Get Quotes' button</text:p>
            <text:p/>
          </table:table-cell>
          <table:table-cell table:style-name="ce5" office:value-type="string" calcext:value-type="string">
            <text:p>$5 should be displayed in the 'Estimate Shipping &amp; Taxes' dialog</text:p>
          </table:table-cell>
          <table:table-cell table:style-name="ce5" office:value-type="string" calcext:value-type="string">
            <text:p>For the first time after opening the browser and following the steps to reproduce, $8 is getting displayed in the 'Estimate Shipping &amp; Taxes' dialog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P0(High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963220358" xlink:type="simple">B18</text:a></text:p>
          </table:table-cell>
          <table:table-cell table:style-name="ce5" office:value-type="string" calcext:value-type="string">
            <text:p>User can provide future date for the 'Order Date' field while returning the order</text:p>
          </table:table-cell>
          <table:table-cell table:style-name="ce5" office:value-type="string" calcext:value-type="string">
            <text:p>1. Login to the Account having few orders placed</text:p>
            <text:p>2. Click on 'Order History' Right column option</text:p>
            <text:p>3. Click on 'View' icon option of any order displayed in the table of 'Order History' page</text:p>
            <text:p>4. Enter any future date into the 'Order Date' field in the displayed 'Product Returns' page</text:p>
            <text:p>5. Provide/Select all the mandatory fields and click on 'Submit' button </text:p>
            <text:p/>
          </table:table-cell>
          <table:table-cell table:style-name="ce5" office:value-type="string" calcext:value-type="string">
            <text:p>Warning message informing the User to provide a valid date should be displayed</text:p>
          </table:table-cell>
          <table:table-cell table:style-name="ce5" office:value-type="string" calcext:value-type="string">
            <text:p>Future Date provided in the 'Order Date' field is accepted and return is placed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2056723459" xlink:type="simple">B19</text:a></text:p>
          </table:table-cell>
          <table:table-cell table:style-name="ce5" office:value-type="string" calcext:value-type="string">
            <text:p>Page text is not displayed in the 'About Us', 'Delivery Information', 'Privacy Policy' <text:s/>and 'Terms &amp; Conditions' page</text:p>
          </table:table-cell>
          <table:table-cell table:style-name="ce5" office:value-type="string" calcext:value-type="string">
            <text:p>1. Open Application URL</text:p>
            <text:p>2. Click on 'About Us' footer option or other footer options like 'Delivery Information', 'Privacy Policy’ and 'Terms &amp; Conditions' page</text:p>
            <text:p/>
          </table:table-cell>
          <table:table-cell table:style-name="ce5" office:value-type="string" calcext:value-type="string">
            <text:p>Proper page text should be displayed in the pages</text:p>
          </table:table-cell>
          <table:table-cell table:style-name="ce5" office:value-type="string" calcext:value-type="string">
            <text:p>No page text is getting displayed in the page as shown in the attached screenshot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2(Low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159116395" xlink:type="simple">B20</text:a></text:p>
          </table:table-cell>
          <table:table-cell table:style-name="ce5" office:value-type="string" calcext:value-type="string">
            <text:p>Normal User who has not registered for the Affiliate account is able to login from 'Affiliate Login' section</text:p>
          </table:table-cell>
          <table:table-cell table:style-name="ce5" office:value-type="string" calcext:value-type="string">
            <text:p>1. Open Application URL</text:p>
            <text:p>2. Click on 'Affiliate' footer link</text:p>
            <text:p>3. Login from the 'Affiliate Program' page by providing credentials of the normal User who has not registered for an Affiliate account from the 'Affiliate Login' section</text:p>
            <text:p>4. Click on 'Login' button</text:p>
            <text:p/>
          </table:table-cell>
          <table:table-cell table:style-name="ce5" office:value-type="string" calcext:value-type="string">
            <text:p>User doesn't have any affiliate account warning message should be displayed</text:p>
          </table:table-cell>
          <table:table-cell table:style-name="ce5" office:value-type="string" calcext:value-type="string">
            <text:p>Normal User not registered for affiliate account is able to login as shown in the attached screenshot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851020512" xlink:type="simple">B21</text:a></text:p>
          </table:table-cell>
          <table:table-cell table:style-name="ce6" office:value-type="string" calcext:value-type="string">
            <text:p>Options are not displayed in the 'Select' dropdown list of 'Canon EOS 5D' product display page</text:p>
          </table:table-cell>
          <table:table-cell table:style-name="ce5" office:value-type="string" calcext:value-type="string">
            <text:p>1. Open Application URL</text:p>
            <text:p>2. Enter 'Canon' text into Search text field</text:p>
            <text:p>3. Click on 'Search' icon button</text:p>
            <text:p>4. Click on the Product displayed in the Search results</text:p>
            <text:p>5. Select any option from the 'Select' dropdown field displayed in the Product Display Page</text:p>
            <text:p/>
          </table:table-cell>
          <table:table-cell table:style-name="ce5" office:value-type="string" calcext:value-type="string">
            <text:p>Options should be displayed in the 'Select' dropdown field</text:p>
          </table:table-cell>
          <table:table-cell table:style-name="ce5" office:value-type="string" calcext:value-type="string">
            <text:p>Not a single option is displayed in the 'Select' dropdown field as shown in the attached screenshot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string" calcext:value-type="string">
            <text:p>P0(High)</text:p>
          </table:table-cell>
          <table:table-cell table:style-name="ce5"/>
          <table:table-cell table:style-name="ce7" office:value-type="string" calcext:value-type="string">
            <text:p>Adhoc</text:p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669306049" xlink:type="simple">B22</text:a></text:p>
          </table:table-cell>
          <table:table-cell table:style-name="ce6" office:value-type="string" calcext:value-type="string">
            <text:p>Logo of the Application is missing, instead 'Your Text' is getting displayed</text:p>
          </table:table-cell>
          <table:table-cell table:style-name="ce5" office:value-type="string" calcext:value-type="string">
            <text:p>1. Open Application URL</text:p>
          </table:table-cell>
          <table:table-cell table:style-name="ce5" office:value-type="string" calcext:value-type="string">
            <text:p>Logo should be displayed on the top left of the page</text:p>
          </table:table-cell>
          <table:table-cell table:style-name="ce5" office:value-type="string" calcext:value-type="string">
            <text:p>Logo is not getting displayed, instead 'Your Text' is displayed on the page as shown in the attached screenshot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0(High)</text:p>
          </table:table-cell>
          <table:table-cell table:style-name="ce5"/>
          <table:table-cell table:style-name="ce7" office:value-type="string" calcext:value-type="string">
            <text:p>Adhoc</text:p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1414759176" xlink:type="simple">B23</text:a></text:p>
          </table:table-cell>
          <table:table-cell table:style-name="ce6" office:value-type="string" calcext:value-type="string">
            <text:p>Clicking on the first Hero image is taking us to a wrong Product Display Page</text:p>
          </table:table-cell>
          <table:table-cell table:style-name="ce5" office:value-type="string" calcext:value-type="string">
            <text:p>1. Open Application URL</text:p>
            <text:p>2. Click on the first Hero Image displayed in the Home page</text:p>
            <text:p/>
          </table:table-cell>
          <table:table-cell table:style-name="ce5" office:value-type="string" calcext:value-type="string">
            <text:p>User should be taken to correct Product Display Page</text:p>
          </table:table-cell>
          <table:table-cell table:style-name="ce5" office:value-type="string" calcext:value-type="string">
            <text:p>User is taken to a Product Display page of a Tab 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1(Medium)</text:p>
          </table:table-cell>
          <table:table-cell table:style-name="ce5"/>
          <table:table-cell table:style-name="ce7" office:value-type="string" calcext:value-type="string">
            <text:p>Adhoc</text:p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#Google_Sheet_Link_935721507" xlink:type="simple">B24</text:a></text:p>
          </table:table-cell>
          <table:table-cell table:style-name="ce5" office:value-type="string" calcext:value-type="string">
            <text:p>A blank 'Contact Us' page is displayed on submitting the form in 'Contact Us' page</text:p>
          </table:table-cell>
          <table:table-cell table:style-name="ce5" office:value-type="string" calcext:value-type="string">
            <text:p>1. Open Application URL</text:p>
            <text:p>2. Click on 'Contact Us' footer option</text:p>
            <text:p>3. Enter the details into 'Your Name', 'E-Mail Address' and 'Enquiry' fields in the 'Contact Us' page</text:p>
            <text:p>4. Click on 'Submit' button</text:p>
            <text:p/>
          </table:table-cell>
          <table:table-cell table:style-name="ce5" office:value-type="string" calcext:value-type="string">
            <text:p>Success Message with text - 'Your Enquiry has been Submitted!' should be displayed in the 'Contact Us' page</text:p>
          </table:table-cell>
          <table:table-cell table:style-name="ce5" office:value-type="string" calcext:value-type="string">
            <text:p>A blank 'Contact Us' page is getting displayed as shown in the attached screenshot</text:p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P0(High)</text:p>
          </table:table-cell>
          <table:table-cell table:style-name="ce5"/>
          <table:table-cell table:style-name="ce7" table:number-columns-repeated="18"/>
          <table:table-cell table:number-columns-repeated="998"/>
        </table:table-row>
        <table:table-row table:style-name="ro1" table:number-rows-repeated="976">
          <table:table-cell table:style-name="ce3"/>
          <table:table-cell table:style-name="ce7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enCart_20_Bugs" style:display-name="PageStyle_OpenCart Bu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admin</meta:initial-creator>
    <meta:document-statistic meta:table-count="1" meta:cell-count="172" meta:object-count="0"/>
    <meta:generator>LibreOfficeDev/6.0.5.2$Linux_X86_64 LibreOffice_project/</meta:generator>
  </office:meta>
</office:document-meta>
</file>